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106cm"/>
    </style:style>
    <style:style style:name="co3" style:family="table-column">
      <style:table-column-properties fo:break-before="auto" style:column-width="3.634cm"/>
    </style:style>
    <style:style style:name="co4" style:family="table-column">
      <style:table-column-properties fo:break-before="auto" style:column-width="2.896cm"/>
    </style:style>
    <style:style style:name="co5" style:family="table-column">
      <style:table-column-properties fo:break-before="auto" style:column-width="2.542cm"/>
    </style:style>
    <style:style style:name="co6" style:family="table-column">
      <style:table-column-properties fo:break-before="auto" style:column-width="3.224cm"/>
    </style:style>
    <style:style style:name="co7" style:family="table-column">
      <style:table-column-properties fo:break-before="auto" style:column-width="0.593cm"/>
    </style:style>
    <style:style style:name="co8" style:family="table-column">
      <style:table-column-properties fo:break-before="auto" style:column-width="1.041cm"/>
    </style:style>
    <style:style style:name="co9" style:family="table-column">
      <style:table-column-properties fo:break-before="auto" style:column-width="1.147cm"/>
    </style:style>
    <style:style style:name="co10" style:family="table-column">
      <style:table-column-properties fo:break-before="auto" style:column-width="0.542cm"/>
    </style:style>
    <style:style style:name="co11" style:family="table-column">
      <style:table-column-properties fo:break-before="auto" style:column-width="0.489cm"/>
    </style:style>
    <style:style style:name="co12" style:family="table-column">
      <style:table-column-properties fo:break-before="auto" style:column-width="1.252cm"/>
    </style:style>
    <style:style style:name="co13" style:family="table-column">
      <style:table-column-properties fo:break-before="auto" style:column-width="0.9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P1</text:p>
          </table:table-cell>
          <table:table-cell office:value-type="float" office:value="-487.33">
            <text:p>-487.33</text:p>
          </table:table-cell>
          <table:table-cell office:value-type="float" office:value="602.09">
            <text:p>602.09</text:p>
          </table:table-cell>
          <table:table-cell table:number-columns-repeated="4"/>
        </table:table-row>
        <table:table-row table:style-name="ro2">
          <table:table-cell table:style-name="ce1" office:value-type="string">
            <text:p>C1</text:p>
          </table:table-cell>
          <table:table-cell office:value-type="float" office:value="-393.45">
            <text:p>-393.45</text:p>
          </table:table-cell>
          <table:table-cell office:value-type="float" office:value="812.93">
            <text:p>812.93</text:p>
          </table:table-cell>
          <table:table-cell table:formula="of:=ABS([.B1]-[.B2])/ABS([.B1]-[.B4])" office:value-type="float" office:value="0.212851824476599">
            <text:p>0.21</text:p>
          </table:table-cell>
          <table:table-cell office:value-type="string">
            <text:p>Nx=abs(P1x-C1x)/abs(P1x-P2x)</text:p>
          </table:table-cell>
          <table:table-cell table:formula="of:=ABS([.C1]-[.C2])/ABS([.C1]-[.C4])" office:value-type="float" office:value="0.544468546637744">
            <text:p>0.54</text:p>
          </table:table-cell>
          <table:table-cell office:value-type="string">
            <text:p>Ny=(C1y)/(P1y-P2y)</text:p>
          </table:table-cell>
        </table:table-row>
        <table:table-row table:style-name="ro2">
          <table:table-cell table:style-name="ce1" office:value-type="string">
            <text:p>C2</text:p>
          </table:table-cell>
          <table:table-cell office:value-type="float" office:value="-237.14">
            <text:p>-237.14</text:p>
          </table:table-cell>
          <table:table-cell office:value-type="float" office:value="965.43">
            <text:p>965.43</text:p>
          </table:table-cell>
          <table:table-cell table:formula="of:=ABS([.B1]-[.B3])/ABS([.B1]-[.B4])" office:value-type="float" office:value="0.567249658775036">
            <text:p>0.57</text:p>
          </table:table-cell>
          <table:table-cell office:value-type="string">
            <text:p>Mx=(C2x)/abs(P1x-P2x)</text:p>
          </table:table-cell>
          <table:table-cell table:formula="of:=ABS([.C1]-[.C3])/ABS([.C1]-[.C4])" office:value-type="float" office:value="0.938281169300692">
            <text:p>0.94</text:p>
          </table:table-cell>
          <table:table-cell office:value-type="string">
            <text:p>My=(C2y)/(P1y-P2y)</text:p>
          </table:table-cell>
        </table:table-row>
        <table:table-row table:style-name="ro1">
          <table:table-cell office:value-type="string">
            <text:p>P2</text:p>
          </table:table-cell>
          <table:table-cell office:value-type="float" office:value="-46.272">
            <text:p>-46.27</text:p>
          </table:table-cell>
          <table:table-cell office:value-type="float" office:value="989.33">
            <text:p>989.33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P3</text:p>
          </table:table-cell>
          <table:table-cell office:value-type="float" office:value="143.06">
            <text:p>143.06</text:p>
          </table:table-cell>
          <table:table-cell office:value-type="float" office:value="993.63">
            <text:p>993.6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273.02">
            <text:p>273.02</text:p>
          </table:table-cell>
          <table:table-cell office:value-type="float" office:value="974.83">
            <text:p>974.83</text:p>
          </table:table-cell>
          <table:table-cell table:formula="of:=ABS([.B6]-[.B7])/ABS([.B6]-[.B9])" office:value-type="float" office:value="0.575298804780876">
            <text:p>0.58</text:p>
          </table:table-cell>
          <table:table-cell table:formula="of:=ABS([.C6]-[.C7])/ABS([.C6]-[.C9])" office:value-type="float" office:value="0.126599326599326">
            <text:p>0.13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342.77">
            <text:p>342.77</text:p>
          </table:table-cell>
          <table:table-cell office:value-type="float" office:value="931.35">
            <text:p>931.35</text:p>
          </table:table-cell>
          <table:table-cell table:formula="of:=ABS([.B6]-[.B8])/ABS([.B6]-[.B9])" office:value-type="float" office:value="0.88406374501992">
            <text:p>0.88</text:p>
          </table:table-cell>
          <table:table-cell table:formula="of:=ABS([.C6]-[.C8])/ABS([.C6]-[.C9])" office:value-type="float" office:value="0.419393939393939">
            <text:p>0.42</text:p>
          </table:table-cell>
          <table:table-cell table:number-columns-repeated="2"/>
        </table:table-row>
        <table:table-row table:style-name="ro1">
          <table:table-cell office:value-type="string">
            <text:p>P4</text:p>
          </table:table-cell>
          <table:table-cell office:value-type="float" office:value="368.96">
            <text:p>368.96</text:p>
          </table:table-cell>
          <table:table-cell office:value-type="float" office:value="845.13">
            <text:p>845.13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9]-[.B10])/ABS([.B9]-[.B12])" office:value-type="float" office:value="0.249059576563269">
            <text:p>0.25</text:p>
          </table:table-cell>
          <table:table-cell table:formula="of:=ABS([.C9]-[.C10])/ABS([.C9]-[.C12])" office:value-type="float" office:value="0.346208215533012">
            <text:p>0.35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9]-[.B11])/ABS([.B9]-[.B12])" office:value-type="float" office:value="0.947415066469719">
            <text:p>0.95</text:p>
          </table:table-cell>
          <table:table-cell table:formula="of:=ABS([.C9]-[.C11])/ABS([.C9]-[.C12])" office:value-type="float" office:value="0.957774821220688">
            <text:p>0.96</text:p>
          </table:table-cell>
          <table:table-cell table:number-columns-repeated="2"/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number-columns-repeated="9" table:default-cell-style-name="Default"/>
        <table:table-row table:style-name="ro1">
          <table:table-cell office:value-type="string">
            <text:p>P1</text:p>
          </table:table-cell>
          <table:table-cell office:value-type="float" office:value="1005.7143">
            <text:p>1005.71</text:p>
          </table:table-cell>
          <table:table-cell office:value-type="float" office:value="1355.2193">
            <text:p>1355.22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1</text:p>
          </table:table-cell>
          <table:table-cell office:value-type="float" office:value="978.19">
            <text:p>978.19</text:p>
          </table:table-cell>
          <table:table-cell office:value-type="float" office:value="1242.1">
            <text:p>1242.1</text:p>
          </table:table-cell>
          <table:table-cell table:formula="of:=ABS([.B1]-[.B2])/ABS([.B1]-[.B4])" office:value-type="float" office:value="0.263758177669726">
            <text:p>0.26</text:p>
          </table:table-cell>
          <table:table-cell office:value-type="string">
            <text:p>Nx=abs(P1x-C1x)/abs(P1x-P2x)</text:p>
          </table:table-cell>
          <table:table-cell table:formula="of:=ABS([.C1]-[.C2])/ABS([.C1]-[.C4])" office:value-type="float" office:value="0.19051166221696">
            <text:p>0.19</text:p>
          </table:table-cell>
          <table:table-cell office:value-type="string">
            <text:p>Ny=(C1y)/(P1y-P2y)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2</text:p>
          </table:table-cell>
          <table:table-cell office:value-type="float" office:value="925.45">
            <text:p>925.45</text:p>
          </table:table-cell>
          <table:table-cell office:value-type="float" office:value="998.37">
            <text:p>998.37</text:p>
          </table:table-cell>
          <table:table-cell table:formula="of:=ABS([.B1]-[.B3])/ABS([.B1]-[.B4])" office:value-type="float" office:value="0.769151822205697">
            <text:p>0.77</text:p>
          </table:table-cell>
          <table:table-cell office:value-type="string">
            <text:p>Mx=(C2x)/abs(P1x-P2x)</text:p>
          </table:table-cell>
          <table:table-cell table:formula="of:=ABS([.C1]-[.C3])/ABS([.C1]-[.C4])" office:value-type="float" office:value="0.600993405227567">
            <text:p>0.6</text:p>
          </table:table-cell>
          <table:table-cell office:value-type="string">
            <text:p>My=(C2y)/(P1y-P2y)</text:p>
          </table:table-cell>
          <table:table-cell table:number-columns-repeated="2"/>
        </table:table-row>
        <table:table-row table:style-name="ro1">
          <table:table-cell office:value-type="string">
            <text:p>P2</text:p>
          </table:table-cell>
          <table:table-cell office:value-type="float" office:value="901.36">
            <text:p>901.36</text:p>
          </table:table-cell>
          <table:table-cell office:value-type="float" office:value="761.45355">
            <text:p>761.4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>
            <text:p>P3</text:p>
          </table:table-cell>
          <table:table-cell office:value-type="float" office:value="868.57">
            <text:p>868.57</text:p>
          </table:table-cell>
          <table:table-cell office:value-type="float" office:value="-396.21">
            <text:p>-396.21</text:p>
          </table:table-cell>
          <table:table-cell table:number-columns-repeated="4"/>
          <table:table-cell table:formula="of:=([.B6]-[.B7])" office:value-type="float" office:value="2.08000000000004">
            <text:p>2.08</text:p>
          </table:table-cell>
          <table:table-cell table:formula="of:=([.B6]-[.B9])" office:value-type="float" office:value="-32.79">
            <text:p>-32.79</text:p>
          </table:table-cell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866.49">
            <text:p>866.49</text:p>
          </table:table-cell>
          <table:table-cell office:value-type="float" office:value="-161.92">
            <text:p>-161.92</text:p>
          </table:table-cell>
          <table:table-cell table:formula="of:=ABS([.B6]-[.B7])/ABS([.B6]-[.B9])" office:value-type="float" office:value="0.0634339737724929">
            <text:p>0.06</text:p>
          </table:table-cell>
          <table:table-cell table:formula="of:=ABS([.C6]-[.C7])/ABS([.C6]-[.C9])" office:value-type="float" office:value="0.202382392066755">
            <text:p>0.2</text:p>
          </table:table-cell>
          <table:table-cell table:number-columns-repeated="2"/>
          <table:table-cell table:formula="of:=(901-867)" office:value-type="float" office:value="34">
            <text:p>34</text:p>
          </table:table-cell>
          <table:table-cell table:formula="of:=(901-866)" office:value-type="float" office:value="35">
            <text:p>35</text:p>
          </table:table-cell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878.6">
            <text:p>878.6</text:p>
          </table:table-cell>
          <table:table-cell office:value-type="float" office:value="546.64">
            <text:p>546.64</text:p>
          </table:table-cell>
          <table:table-cell table:formula="of:=ABS([.B6]-[.B8])/ABS([.B6]-[.B9])" office:value-type="float" office:value="0.30588594083562">
            <text:p>0.31</text:p>
          </table:table-cell>
          <table:table-cell table:formula="of:=ABS([.C6]-[.C8])/ABS([.C6]-[.C9])" office:value-type="float" office:value="0.814444655598362">
            <text:p>0.81</text:p>
          </table:table-cell>
          <table:table-cell table:number-columns-repeated="4"/>
        </table:table-row>
        <table:table-row table:style-name="ro1">
          <table:table-cell office:value-type="string">
            <text:p>P4</text:p>
          </table:table-cell>
          <table:table-cell office:value-type="float" office:value="901.36">
            <text:p>901.36</text:p>
          </table:table-cell>
          <table:table-cell office:value-type="float" office:value="761.45">
            <text:p>761.45</text:p>
          </table:table-cell>
          <table:table-cell table:number-columns-repeated="6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926.45">
            <text:p>926.45</text:p>
          </table:table-cell>
          <table:table-cell office:value-type="float" office:value="998.37">
            <text:p>998.37</text:p>
          </table:table-cell>
          <table:table-cell table:formula="of:=ABS([.B9]-[.B10])/ABS([.B9]-[.B12])" office:value-type="float" office:value="0.240463868123443">
            <text:p>0.24</text:p>
          </table:table-cell>
          <table:table-cell table:formula="of:=ABS([.C9]-[.C10])/ABS([.C9]-[.C12])" office:value-type="float" office:value="0.399023157894737">
            <text:p>0.4</text:p>
          </table:table-cell>
          <table:table-cell table:number-columns-repeated="4"/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978.19">
            <text:p>978.19</text:p>
          </table:table-cell>
          <table:table-cell office:value-type="float" office:value="1252.1">
            <text:p>1252.1</text:p>
          </table:table-cell>
          <table:table-cell table:formula="of:=ABS([.B9]-[.B11])/ABS([.B9]-[.B12])" office:value-type="float" office:value="0.736342725704428">
            <text:p>0.74</text:p>
          </table:table-cell>
          <table:table-cell table:formula="of:=ABS([.C9]-[.C11])/ABS([.C9]-[.C12])" office:value-type="float" office:value="0.826357894736842">
            <text:p>0.83</text:p>
          </table:table-cell>
          <table:table-cell table:number-columns-repeated="4"/>
        </table:table-row>
        <table:table-row table:style-name="ro1">
          <table:table-cell office:value-type="string">
            <text:p>P5</text:p>
          </table:table-cell>
          <table:table-cell office:value-type="float" office:value="1005.7">
            <text:p>1005.7</text:p>
          </table:table-cell>
          <table:table-cell office:value-type="float" office:value="1355.2">
            <text:p>1355.2</text:p>
          </table:table-cell>
          <table:table-cell table:number-columns-repeated="6"/>
        </table:table-row>
        <table:table-row table:style-name="ro1" table:number-rows-repeated="3">
          <table:table-cell table:number-columns-repeated="9"/>
        </table:table-row>
        <table:table-row table:style-name="ro1">
          <table:table-cell office:value-type="string">
            <text:p>M 1005.7143,1355.2193 C 974.14519,1241.9737 932.50967,959.97971 901.35678,761.45355 C 867.86879,548.04663 866.49345,-161.91706 868.57143,-396.20925 l 0,0 l 0,0</text:p>
          </table:table-cell>
          <table:table-cell table:number-columns-repeated="8"/>
        </table:table-row>
        <table:table-row table:style-name="ro1">
          <table:table-cell office:value-type="string">
            <text:p>M 1005.7,1355.2 C 978.19,1252.1 926.45,998.37 901.36,761.45 C 878.6,546.64 866.49,-161.92 868.57,-396.21</text:p>
          </table:table-cell>
          <table:table-cell table:number-columns-repeated="8"/>
        </table:table-row>
      </table:table>
      <table:table table:name="Sheet3" table:style-name="ta1" table:print="false">
        <table:table-column table:style-name="co1" table:number-columns-repeated="5" table:default-cell-style-name="Default"/>
        <table:table-row table:style-name="ro1">
          <table:table-cell office:value-type="string">
            <text:p>P3</text:p>
          </table:table-cell>
          <table:table-cell office:value-type="float" office:value="2676.9">
            <text:p>2676.9</text:p>
          </table:table-cell>
          <table:table-cell office:value-type="float" office:value="1080.6">
            <text:p>1080.6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3</text:p>
          </table:table-cell>
          <table:table-cell office:value-type="float" office:value="2644.7">
            <text:p>2644.7</text:p>
          </table:table-cell>
          <table:table-cell office:value-type="float" office:value="1668.3">
            <text:p>1668.3</text:p>
          </table:table-cell>
          <table:table-cell table:formula="of:=ABS([.B1]-[.B2])/ABS([.B1]-[.B4])" office:value-type="float" office:value="0.0389688974948569">
            <text:p>0.04</text:p>
          </table:table-cell>
          <table:table-cell table:formula="of:=ABS([.C1]-[.C2])/ABS([.C1]-[.C4])" office:value-type="float" office:value="0.303016241299304">
            <text:p>0.3</text:p>
          </table:table-cell>
        </table:table-row>
        <table:table-row table:style-name="ro1">
          <table:table-cell table:style-name="ce1" office:value-type="string">
            <text:p>C4</text:p>
          </table:table-cell>
          <table:table-cell office:value-type="float" office:value="2444.5">
            <text:p>2444.5</text:p>
          </table:table-cell>
          <table:table-cell office:value-type="float" office:value="2915.1">
            <text:p>2915.1</text:p>
          </table:table-cell>
          <table:table-cell table:formula="of:=ABS([.B1]-[.B3])/ABS([.B1]-[.B4])" office:value-type="float" office:value="0.2812537819194">
            <text:p>0.28</text:p>
          </table:table-cell>
          <table:table-cell table:formula="of:=ABS([.C1]-[.C3])/ABS([.C1]-[.C4])" office:value-type="float" office:value="0.945862335653519">
            <text:p>0.95</text:p>
          </table:table-cell>
        </table:table-row>
        <table:table-row table:style-name="ro1">
          <table:table-cell office:value-type="string">
            <text:p>P4</text:p>
          </table:table-cell>
          <table:table-cell office:value-type="float" office:value="1850.6">
            <text:p>1850.6</text:p>
          </table:table-cell>
          <table:table-cell office:value-type="float" office:value="3020.1">
            <text:p>3020.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4]-[.B5])/ABS([.B4]-[.B7])" office:value-type="float" office:value="0.681203786085182">
            <text:p>0.68</text:p>
          </table:table-cell>
          <table:table-cell table:formula="of:=ABS([.C4]-[.C5])/ABS([.C4]-[.C7])" office:value-type="float" office:value="0.767214299037474">
            <text:p>0.77</text:p>
          </table:table-cell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4]-[.B6])/ABS([.B4]-[.B7])" office:value-type="float" office:value="0.986578800536848">
            <text:p>0.99</text:p>
          </table:table-cell>
          <table:table-cell table:formula="of:=ABS([.C4]-[.C6])/ABS([.C4]-[.C7])" office:value-type="float" office:value="0.984965522550236">
            <text:p>0.98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>
            <text:p>P4</text:p>
          </table:table-cell>
          <table:table-cell office:value-type="float" office:value="1854.6">
            <text:p>1854.6</text:p>
          </table:table-cell>
          <table:table-cell office:value-type="float" office:value="3020.1">
            <text:p>3020.1</text:p>
          </table:table-cell>
          <table:table-cell table:number-columns-repeated="2"/>
        </table:table-row>
        <table:table-row table:style-name="ro1">
          <table:table-cell table:style-name="ce1" office:value-type="string">
            <text:p>C5</text:p>
          </table:table-cell>
          <table:table-cell office:value-type="float" office:value="495.42">
            <text:p>495.42</text:p>
          </table:table-cell>
          <table:table-cell office:value-type="float" office:value="428.78">
            <text:p>428.78</text:p>
          </table:table-cell>
          <table:table-cell table:formula="of:=ABS([.B9]-[.B10])/ABS([.B9]-[.B12])" office:value-type="float" office:value="0.681843492743517">
            <text:p>0.68</text:p>
          </table:table-cell>
          <table:table-cell table:formula="of:=ABS([.C9]-[.C10])/ABS([.C9]-[.C12])" office:value-type="float" office:value="0.767214299037474">
            <text:p>0.77</text:p>
          </table:table-cell>
        </table:table-row>
        <table:table-row table:style-name="ro1">
          <table:table-cell table:style-name="ce1" office:value-type="string">
            <text:p>C6</text:p>
          </table:table-cell>
          <table:table-cell office:value-type="float" office:value="-112.09">
            <text:p>-112.09</text:p>
          </table:table-cell>
          <table:table-cell office:value-type="float" office:value="-306.69">
            <text:p>-306.69</text:p>
          </table:table-cell>
          <table:table-cell table:formula="of:=ABS([.B9]-[.B11])/ABS([.B9]-[.B12])" office:value-type="float" office:value="0.986605731944075">
            <text:p>0.99</text:p>
          </table:table-cell>
          <table:table-cell table:formula="of:=ABS([.C9]-[.C11])/ABS([.C9]-[.C12])" office:value-type="float" office:value="0.984965522550236">
            <text:p>0.98</text:p>
          </table:table-cell>
        </table:table-row>
        <table:table-row table:style-name="ro1">
          <table:table-cell office:value-type="string">
            <text:p>P5</text:p>
          </table:table-cell>
          <table:table-cell office:value-type="float" office:value="-138.79">
            <text:p>-138.79</text:p>
          </table:table-cell>
          <table:table-cell office:value-type="float" office:value="-357.47">
            <text:p>-357.47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office:value-type="string">
            <text:p>M 2676.9,1080.6 C 2644.7,1668.3 2444.5,2915.1 1850.6,3020.1</text:p>
          </table:table-cell>
          <table:table-cell table:number-columns-repeated="4"/>
        </table:table-row>
      </table:table>
      <table:table table:name="Sheet5" table:style-name="ta1" table:print="false">
        <table:table-column table:style-name="co1" table:number-columns-repeated="24" table:default-cell-style-name="Default"/>
        <table:table-row table:style-name="ro3">
          <table:table-cell office:value-type="string">
            <text:p>P3</text:p>
          </table:table-cell>
          <table:table-cell office:value-type="float" office:value="283.4">
            <text:p>283.4</text:p>
          </table:table-cell>
          <table:table-cell office:value-type="float" office:value="1620">
            <text:p>1620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1</text:p>
          </table:table-cell>
          <table:table-cell office:value-type="float" office:value="325.7">
            <text:p>325.7</text:p>
          </table:table-cell>
          <table:table-cell office:value-type="float" office:value="1601">
            <text:p>1601</text:p>
          </table:table-cell>
          <table:table-cell table:formula="of:=ABS([.B1]-[.B2])/ABS([.B1]-[.B4])" office:value-type="float" office:value="0.335714285714286">
            <text:p>0.34</text:p>
          </table:table-cell>
          <table:table-cell table:formula="of:=ABS([.C1]-[.C2])/ABS([.C1]-[.C4])" office:value-type="float" office:value="0.27536231884058">
            <text:p>0.28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2</text:p>
          </table:table-cell>
          <table:table-cell office:value-type="float" office:value="377.9">
            <text:p>377.9</text:p>
          </table:table-cell>
          <table:table-cell office:value-type="float" office:value="1585">
            <text:p>1585</text:p>
          </table:table-cell>
          <table:table-cell table:formula="of:=ABS([.B1]-[.B3])/ABS([.B1]-[.B4])" office:value-type="float" office:value="0.75">
            <text:p>0.75</text:p>
          </table:table-cell>
          <table:table-cell table:formula="of:=ABS([.C1]-[.C3])/ABS([.C1]-[.C4])" office:value-type="float" office:value="0.507246376811594">
            <text:p>0.51</text:p>
          </table:table-cell>
          <table:table-cell table:number-columns-repeated="19"/>
        </table:table-row>
        <table:table-row table:style-name="ro3">
          <table:table-cell office:value-type="string">
            <text:p>P4</text:p>
          </table:table-cell>
          <table:table-cell office:value-type="float" office:value="409.4">
            <text:p>409.4</text:p>
          </table:table-cell>
          <table:table-cell office:value-type="float" office:value="1551">
            <text:p>1551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3</text:p>
          </table:table-cell>
          <table:table-cell office:value-type="float" office:value="452.7">
            <text:p>452.7</text:p>
          </table:table-cell>
          <table:table-cell office:value-type="float" office:value="1501">
            <text:p>1501</text:p>
          </table:table-cell>
          <table:table-cell table:formula="of:=ABS([.B4]-[.B5])/ABS([.B4]-[.B7])" office:value-type="float" office:value="0.62844702467344">
            <text:p>0.63</text:p>
          </table:table-cell>
          <table:table-cell table:formula="of:=ABS([.C4]-[.C5])/ABS([.C4]-[.C7])" office:value-type="float" office:value="0.268817204301075">
            <text:p>0.27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4</text:p>
          </table:table-cell>
          <table:table-cell office:value-type="float" office:value="478.3">
            <text:p>478.3</text:p>
          </table:table-cell>
          <table:table-cell office:value-type="float" office:value="1431">
            <text:p>1431</text:p>
          </table:table-cell>
          <table:table-cell table:formula="of:=ABS([.B4]-[.B6])/ABS([.B4]-[.B7])" office:value-type="float" office:value="1">
            <text:p>1</text:p>
          </table:table-cell>
          <table:table-cell table:formula="of:=ABS([.C4]-[.C6])/ABS([.C4]-[.C7])" office:value-type="float" office:value="0.645161290322581">
            <text:p>0.65</text:p>
          </table:table-cell>
          <table:table-cell table:number-columns-repeated="19"/>
        </table:table-row>
        <table:table-row table:style-name="ro3">
          <table:table-cell office:value-type="string">
            <text:p>P5</text:p>
          </table:table-cell>
          <table:table-cell office:value-type="float" office:value="478.3">
            <text:p>478.3</text:p>
          </table:table-cell>
          <table:table-cell office:value-type="float" office:value="1365">
            <text:p>1365</text:p>
          </table:table-cell>
          <table:table-cell table:number-columns-repeated="21"/>
        </table:table-row>
        <table:table-row table:style-name="ro3">
          <table:table-cell table:style-name="ce1" office:value-type="string">
            <text:p>C5</text:p>
          </table:table-cell>
          <table:table-cell office:value-type="float" office:value="478.3">
            <text:p>478.3</text:p>
          </table:table-cell>
          <table:table-cell office:value-type="float" office:value="1165">
            <text:p>1165</text:p>
          </table:table-cell>
          <table:table-cell table:formula="of:=ABS([.B7]-[.B8])/ABS([.B7]-[.B10])" office:value-type="float" office:value="0">
            <text:p>#DIV/0!</text:p>
          </table:table-cell>
          <table:table-cell table:formula="of:=ABS([.C7]-[.C8])/ABS([.C7]-[.C10])" office:value-type="float" office:value="0.306372549019608">
            <text:p>0.31</text:p>
          </table:table-cell>
          <table:table-cell table:number-columns-repeated="19"/>
        </table:table-row>
        <table:table-row table:style-name="ro3">
          <table:table-cell table:style-name="ce1" office:value-type="string">
            <text:p>C6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table:formula="of:=ABS([.B7]-[.B9])/ABS([.B7]-[.B10])" office:value-type="float" office:value="0">
            <text:p>#DIV/0!</text:p>
          </table:table-cell>
          <table:table-cell table:formula="of:=ABS([.C7]-[.C9])/ABS([.C7]-[.C10])" office:value-type="float" office:value="1">
            <text:p>1</text:p>
          </table:table-cell>
          <table:table-cell table:number-columns-repeated="19"/>
        </table:table-row>
        <table:table-row table:style-name="ro3">
          <table:table-cell office:value-type="string">
            <text:p>P5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table:number-columns-repeated="21"/>
        </table:table-row>
        <table:table-row table:style-name="ro3" table:number-rows-repeated="2">
          <table:table-cell table:number-columns-repeated="24"/>
        </table:table-row>
        <table:table-row table:style-name="ro3">
          <table:table-cell office:value-type="string">
            <text:p>M</text:p>
          </table:table-cell>
          <table:table-cell office:value-type="float" office:value="283.4">
            <text:p>283.4</text:p>
          </table:table-cell>
          <table:table-cell office:value-type="float" office:value="1620">
            <text:p>1620</text:p>
          </table:table-cell>
          <table:table-cell office:value-type="string">
            <text:p>C </text:p>
          </table:table-cell>
          <table:table-cell office:value-type="float" office:value="325.7">
            <text:p>325.7</text:p>
          </table:table-cell>
          <table:table-cell office:value-type="float" office:value="1601">
            <text:p>1601</text:p>
          </table:table-cell>
          <table:table-cell office:value-type="float" office:value="377.9">
            <text:p>377.9</text:p>
          </table:table-cell>
          <table:table-cell office:value-type="float" office:value="1585">
            <text:p>1585</text:p>
          </table:table-cell>
          <table:table-cell office:value-type="float" office:value="409.4">
            <text:p>409.4</text:p>
          </table:table-cell>
          <table:table-cell office:value-type="float" office:value="1551">
            <text:p>1551</text:p>
          </table:table-cell>
          <table:table-cell office:value-type="string">
            <text:p>C </text:p>
          </table:table-cell>
          <table:table-cell office:value-type="float" office:value="452.7">
            <text:p>452.7</text:p>
          </table:table-cell>
          <table:table-cell office:value-type="float" office:value="1501">
            <text:p>1501</text:p>
          </table:table-cell>
          <table:table-cell office:value-type="float" office:value="478.3">
            <text:p>478.3</text:p>
          </table:table-cell>
          <table:table-cell office:value-type="float" office:value="1431">
            <text:p>1431</text:p>
          </table:table-cell>
          <table:table-cell office:value-type="float" office:value="478.3">
            <text:p>478.3</text:p>
          </table:table-cell>
          <table:table-cell office:value-type="float" office:value="1365">
            <text:p>1365</text:p>
          </table:table-cell>
          <table:table-cell office:value-type="string">
            <text:p>C </text:p>
          </table:table-cell>
          <table:table-cell office:value-type="float" office:value="478.3">
            <text:p>478.3</text:p>
          </table:table-cell>
          <table:table-cell office:value-type="float" office:value="1165">
            <text:p>1165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  <table:table-cell office:value-type="float" office:value="478.3">
            <text:p>478.3</text:p>
          </table:table-cell>
          <table:table-cell office:value-type="float" office:value="712.2">
            <text:p>712.2</text:p>
          </table:table-cell>
        </table:table-row>
      </table:table>
      <table:table table:name="Sheet4" table:style-name="ta1" table:print="false">
        <table:table-column table:style-name="co1" table:number-columns-repeated="6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3">
          <table:table-cell office:value-type="string">
            <text:p>_7</text:p>
          </table:table-cell>
          <table:table-cell office:value-type="float" office:value="1227">
            <text:p>1227</text:p>
          </table:table-cell>
          <table:table-cell office:value-type="float" office:value="973.6">
            <text:p>973.6</text:p>
          </table:table-cell>
          <table:table-cell table:style-name="ce2" office:value-type="string">
            <text:p>x</text:p>
          </table:table-cell>
          <table:table-cell table:style-name="ce2" office:value-type="string">
            <text:p>y</text:p>
          </table:table-cell>
          <table:table-cell/>
          <table:table-cell table:style-name="ce2" office:value-type="string">
            <text:p>x note</text:p>
          </table:table-cell>
          <table:table-cell table:style-name="ce2" office:value-type="string">
            <text:p>y note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9</text:p>
          </table:table-cell>
          <table:table-cell office:value-type="float" office:value="1258">
            <text:p>1258</text:p>
          </table:table-cell>
          <table:table-cell office:value-type="float" office:value="1055">
            <text:p>1055</text:p>
          </table:table-cell>
          <table:table-cell table:formula="of:=ABS([.B1]-[.B2])/ABS([.B1]-[.B4])" office:value-type="float" office:value="0.402597402597403">
            <text:p>0.4</text:p>
          </table:table-cell>
          <table:table-cell table:formula="of:=ABS([.C1]-[.C2])/ABS([.C1]-[.C4])" office:value-type="float" office:value="0.326383319967923">
            <text:p>0.33</text:p>
          </table:table-cell>
          <table:table-cell/>
          <table:table-cell office:value-type="string">
            <text:p>If 0 or undefined then c.x = P1.x </text:p>
          </table:table-cell>
          <table:table-cell office:value-type="string">
            <text:p>If 0 or undefined then c.y = P1.y </text:p>
          </table:table-cell>
          <table:table-cell table:number-columns-repeated="2"/>
        </table:table-row>
        <table:table-row table:style-name="ro3">
          <table:table-cell table:style-name="ce1" office:value-type="string">
            <text:p>C10</text:p>
          </table:table-cell>
          <table:table-cell office:value-type="float" office:value="1289">
            <text:p>1289</text:p>
          </table:table-cell>
          <table:table-cell office:value-type="float" office:value="1137">
            <text:p>1137</text:p>
          </table:table-cell>
          <table:table-cell table:formula="of:=ABS([.B1]-[.B3])/ABS([.B1]-[.B4])" office:value-type="float" office:value="0.805194805194805">
            <text:p>0.81</text:p>
          </table:table-cell>
          <table:table-cell table:formula="of:=ABS([.C1]-[.C3])/ABS([.C1]-[.C4])" office:value-type="float" office:value="0.655172413793103">
            <text:p>0.66</text:p>
          </table:table-cell>
          <table:table-cell/>
          <table:table-cell office:value-type="string">
            <text:p>If 1 or undefined then c.x = P2.x </text:p>
          </table:table-cell>
          <table:table-cell office:value-type="string">
            <text:p>If 1 or undefined then c.y = P2.y </text:p>
          </table:table-cell>
          <table:table-cell table:number-columns-repeated="2"/>
        </table:table-row>
        <table:table-row table:style-name="ro3">
          <table:table-cell office:value-type="string">
            <text:p>_9</text:p>
          </table:table-cell>
          <table:table-cell office:value-type="float" office:value="1304">
            <text:p>1304</text:p>
          </table:table-cell>
          <table:table-cell office:value-type="float" office:value="1223">
            <text:p>1223</text:p>
          </table:table-cell>
          <table:table-cell table:number-columns-repeated="7"/>
        </table:table-row>
        <table:table-row table:style-name="ro3">
          <table:table-cell table:style-name="ce1" office:value-type="string">
            <text:p>C11</text:p>
          </table:table-cell>
          <table:table-cell office:value-type="float" office:value="1323">
            <text:p>1323</text:p>
          </table:table-cell>
          <table:table-cell office:value-type="float" office:value="1311">
            <text:p>1311</text:p>
          </table:table-cell>
          <table:table-cell table:formula="of:=ABS([.B4]-[.B5])/ABS([.B4]-[.B7])" office:value-type="float" office:value="0.703703703703704">
            <text:p>0.7</text:p>
          </table:table-cell>
          <table:table-cell table:formula="of:=ABS([.C4]-[.C5])/ABS([.C4]-[.C7])" office:value-type="float" office:value="0.345098039215686">
            <text:p>0.35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12</text:p>
          </table:table-cell>
          <table:table-cell office:value-type="float" office:value="1330">
            <text:p>1330</text:p>
          </table:table-cell>
          <table:table-cell office:value-type="float" office:value="1395">
            <text:p>1395</text:p>
          </table:table-cell>
          <table:table-cell table:formula="of:=ABS([.B4]-[.B6])/ABS([.B4]-[.B7])" office:value-type="float" office:value="0.962962962962963">
            <text:p>0.96</text:p>
          </table:table-cell>
          <table:table-cell table:formula="of:=ABS([.C4]-[.C6])/ABS([.C4]-[.C7])" office:value-type="float" office:value="0.674509803921569">
            <text:p>0.67</text:p>
          </table:table-cell>
          <table:table-cell table:number-columns-repeated="5"/>
        </table:table-row>
        <table:table-row table:style-name="ro3">
          <table:table-cell office:value-type="string">
            <text:p>_10</text:p>
          </table:table-cell>
          <table:table-cell office:value-type="float" office:value="1331">
            <text:p>1331</text:p>
          </table:table-cell>
          <table:table-cell office:value-type="float" office:value="1478">
            <text:p>1478</text:p>
          </table:table-cell>
          <table:table-cell table:number-columns-repeated="7"/>
        </table:table-row>
        <table:table-row table:style-name="ro3">
          <table:table-cell table:style-name="ce1" office:value-type="string">
            <text:p>C13</text:p>
          </table:table-cell>
          <table:table-cell office:value-type="float" office:value="1328">
            <text:p>1328</text:p>
          </table:table-cell>
          <table:table-cell office:value-type="float" office:value="1560">
            <text:p>1560</text:p>
          </table:table-cell>
          <table:table-cell table:formula="of:=ABS([.B7]-[.B8])/ABS([.B7]-[.B10])" office:value-type="float" office:value="0.2">
            <text:p>0.2</text:p>
          </table:table-cell>
          <table:table-cell table:formula="of:=ABS([.C7]-[.C8])/ABS([.C7]-[.C10])" office:value-type="float" office:value="0.340248962655602">
            <text:p>0.34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14</text:p>
          </table:table-cell>
          <table:table-cell office:value-type="float" office:value="1325">
            <text:p>1325</text:p>
          </table:table-cell>
          <table:table-cell office:value-type="float" office:value="1642">
            <text:p>1642</text:p>
          </table:table-cell>
          <table:table-cell table:formula="of:=ABS([.B7]-[.B9])/ABS([.B7]-[.B10])" office:value-type="float" office:value="0.4">
            <text:p>0.4</text:p>
          </table:table-cell>
          <table:table-cell table:formula="of:=ABS([.C7]-[.C9])/ABS([.C7]-[.C10])" office:value-type="float" office:value="0.680497925311203">
            <text:p>0.68</text:p>
          </table:table-cell>
          <table:table-cell table:number-columns-repeated="5"/>
        </table:table-row>
        <table:table-row table:style-name="ro3">
          <table:table-cell office:value-type="string">
            <text:p>_11</text:p>
          </table:table-cell>
          <table:table-cell office:value-type="float" office:value="1316">
            <text:p>1316</text:p>
          </table:table-cell>
          <table:table-cell office:value-type="float" office:value="1719">
            <text:p>1719</text:p>
          </table:table-cell>
          <table:table-cell table:number-columns-repeated="7"/>
        </table:table-row>
        <table:table-row table:style-name="ro3">
          <table:table-cell table:style-name="ce1"/>
          <table:table-cell table:number-columns-repeated="2"/>
          <table:table-cell table:formula="of:=ABS([.B10]-[.B11])/ABS([.B10]-[.B13])" office:value-type="float" office:value="23.0877192982456">
            <text:p>23.09</text:p>
          </table:table-cell>
          <table:table-cell table:formula="of:=ABS([.C10]-[.C11])/ABS([.C10]-[.C13])" office:value-type="float" office:value="3.68884120171674">
            <text:p>3.69</text:p>
          </table:table-cell>
          <table:table-cell table:number-columns-repeated="5"/>
        </table:table-row>
        <table:table-row table:style-name="ro3">
          <table:table-cell table:style-name="ce1"/>
          <table:table-cell table:number-columns-repeated="2"/>
          <table:table-cell table:formula="of:=ABS([.B10]-[.B12])/ABS([.B10]-[.B13])" office:value-type="float" office:value="23.0877192982456">
            <text:p>23.09</text:p>
          </table:table-cell>
          <table:table-cell table:formula="of:=ABS([.C10]-[.C12])/ABS([.C10]-[.C13])" office:value-type="float" office:value="3.68884120171674">
            <text:p>3.69</text:p>
          </table:table-cell>
          <table:table-cell table:number-columns-repeated="5"/>
        </table:table-row>
        <table:table-row table:style-name="ro3">
          <table:table-cell office:value-type="string">
            <text:p>_12</text:p>
          </table:table-cell>
          <table:table-cell office:value-type="float" office:value="1259">
            <text:p>1259</text:p>
          </table:table-cell>
          <table:table-cell office:value-type="float" office:value="2185">
            <text:p>2185</text:p>
          </table:table-cell>
          <table:table-cell table:number-columns-repeated="7"/>
        </table:table-row>
        <table:table-row table:style-name="ro3">
          <table:table-cell table:style-name="ce1" office:value-type="string">
            <text:p>C15</text:p>
          </table:table-cell>
          <table:table-cell office:value-type="float" office:value="1236">
            <text:p>1236</text:p>
          </table:table-cell>
          <table:table-cell office:value-type="float" office:value="2346">
            <text:p>2346</text:p>
          </table:table-cell>
          <table:table-cell table:formula="of:=ABS([.B13]-[.B14])/ABS([.B13]-[.B16])" office:value-type="float" office:value="0.534883720930232">
            <text:p>0.53</text:p>
          </table:table-cell>
          <table:table-cell table:formula="of:=ABS([.C13]-[.C14])/ABS([.C13]-[.C16])" office:value-type="float" office:value="0.347732181425486">
            <text:p>0.35</text:p>
          </table:table-cell>
          <table:table-cell table:number-columns-repeated="5"/>
        </table:table-row>
        <table:table-row table:style-name="ro3">
          <table:table-cell table:style-name="ce1" office:value-type="string">
            <text:p>C16</text:p>
          </table:table-cell>
          <table:table-cell office:value-type="float" office:value="1227">
            <text:p>1227</text:p>
          </table:table-cell>
          <table:table-cell office:value-type="float" office:value="2496">
            <text:p>2496</text:p>
          </table:table-cell>
          <table:table-cell table:formula="of:=ABS([.B13]-[.B15])/ABS([.B13]-[.B16])" office:value-type="float" office:value="0.744186046511628">
            <text:p>0.74</text:p>
          </table:table-cell>
          <table:table-cell table:formula="of:=ABS([.C13]-[.C15])/ABS([.C13]-[.C16])" office:value-type="float" office:value="0.67170626349892">
            <text:p>0.67</text:p>
          </table:table-cell>
          <table:table-cell table:number-columns-repeated="5"/>
        </table:table-row>
        <table:table-row table:style-name="ro3">
          <table:table-cell office:value-type="string">
            <text:p>X</text:p>
          </table:table-cell>
          <table:table-cell office:value-type="float" office:value="1216">
            <text:p>1216</text:p>
          </table:table-cell>
          <table:table-cell office:value-type="float" office:value="2648">
            <text:p>2648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_13</text:p>
          </table:table-cell>
          <table:table-cell office:value-type="float" office:value="1156">
            <text:p>1156</text:p>
          </table:table-cell>
          <table:table-cell office:value-type="float" office:value="3853">
            <text:p>3853</text:p>
          </table:table-cell>
          <table:table-cell table:number-columns-repeated="7"/>
        </table:table-row>
        <table:table-row table:style-name="ro3">
          <table:table-cell table:number-columns-repeated="10"/>
        </table:table-row>
        <table:table-row table:style-name="ro3">
          <table:table-cell office:value-type="string">
            <text:p>M</text:p>
          </table:table-cell>
          <table:table-cell office:value-type="float" office:value="1227">
            <text:p>1227</text:p>
          </table:table-cell>
          <table:table-cell office:value-type="float" office:value="973.6">
            <text:p>973.6</text:p>
          </table:table-cell>
          <table:table-cell office:value-type="string">
            <text:p>C</text:p>
          </table:table-cell>
          <table:table-cell office:value-type="float" office:value="1258">
            <text:p>1258</text:p>
          </table:table-cell>
          <table:table-cell office:value-type="float" office:value="1055">
            <text:p>1055</text:p>
          </table:table-cell>
          <table:table-cell office:value-type="float" office:value="1289">
            <text:p>1289</text:p>
          </table:table-cell>
          <table:table-cell office:value-type="float" office:value="1137">
            <text:p>1137</text:p>
          </table:table-cell>
          <table:table-cell office:value-type="float" office:value="1304">
            <text:p>1304</text:p>
          </table:table-cell>
          <table:table-cell office:value-type="float" office:value="1223">
            <text:p>1223</text:p>
          </table:table-cell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323">
            <text:p>1323</text:p>
          </table:table-cell>
          <table:table-cell office:value-type="float" office:value="1311">
            <text:p>1311</text:p>
          </table:table-cell>
          <table:table-cell office:value-type="float" office:value="1330">
            <text:p>1330</text:p>
          </table:table-cell>
          <table:table-cell office:value-type="float" office:value="1395">
            <text:p>1395</text:p>
          </table:table-cell>
          <table:table-cell office:value-type="float" office:value="1331">
            <text:p>1331</text:p>
          </table:table-cell>
          <table:table-cell office:value-type="float" office:value="1478">
            <text:p>1478</text:p>
          </table:table-cell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328">
            <text:p>1328</text:p>
          </table:table-cell>
          <table:table-cell office:value-type="float" office:value="1560">
            <text:p>1560</text:p>
          </table:table-cell>
          <table:table-cell office:value-type="float" office:value="1325">
            <text:p>1325</text:p>
          </table:table-cell>
          <table:table-cell office:value-type="float" office:value="1642">
            <text:p>1642</text:p>
          </table:table-cell>
          <table:table-cell office:value-type="float" office:value="1316">
            <text:p>1316</text:p>
          </table:table-cell>
          <table:table-cell office:value-type="float" office:value="1719">
            <text:p>1719</text:p>
          </table:table-cell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L</text:p>
          </table:table-cell>
          <table:table-cell office:value-type="float" office:value="1259">
            <text:p>1259</text:p>
          </table:table-cell>
          <table:table-cell office:value-type="float" office:value="2185">
            <text:p>2185</text:p>
          </table:table-cell>
          <table:table-cell table:number-columns-repeated="4"/>
        </table:table-row>
        <table:table-row table:style-name="ro3">
          <table:table-cell table:number-columns-repeated="10"/>
        </table:table-row>
        <table:table-row table:style-name="ro3">
          <table:table-cell table:number-columns-repeated="3"/>
          <table:table-cell office:value-type="string">
            <text:p>C</text:p>
          </table:table-cell>
          <table:table-cell office:value-type="float" office:value="1236">
            <text:p>1236</text:p>
          </table:table-cell>
          <table:table-cell office:value-type="float" office:value="2346">
            <text:p>2346</text:p>
          </table:table-cell>
          <table:table-cell office:value-type="float" office:value="1227">
            <text:p>1227</text:p>
          </table:table-cell>
          <table:table-cell office:value-type="float" office:value="2496">
            <text:p>2496</text:p>
          </table:table-cell>
          <table:table-cell office:value-type="float" office:value="1216">
            <text:p>1216</text:p>
          </table:table-cell>
          <table:table-cell office:value-type="float" office:value="2648">
            <text:p>2648</text:p>
          </table:table-cell>
        </table:table-row>
        <table:table-row table:style-name="ro3">
          <table:table-cell table:number-columns-repeated="3"/>
          <table:table-cell office:value-type="string">
            <text:p>L</text:p>
          </table:table-cell>
          <table:table-cell office:value-type="float" office:value="1156">
            <text:p>1156</text:p>
          </table:table-cell>
          <table:table-cell office:value-type="float" office:value="3853">
            <text:p>3853</text:p>
          </table:table-cell>
          <table:table-cell table:number-columns-repeated="4"/>
        </table:table-row>
      </table:table>
      <table:table table:name="Sheet6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1_4" table:style-name="ta1" table:print="false"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column table:style-name="co11" table:default-cell-style-name="Default"/>
        <table:table-column table:style-name="co8" table:number-columns-repeated="2" table:default-cell-style-name="Default"/>
        <table:table-row table:style-name="ro3">
          <table:table-cell office:value-type="string">
            <text:p>M</text:p>
          </table:table-cell>
          <table:table-cell office:value-type="float" office:value="1227">
            <text:p>1227</text:p>
          </table:table-cell>
          <table:table-cell office:value-type="float" office:value="973.6">
            <text:p>973.6</text:p>
          </table:table-cell>
          <table:table-cell office:value-type="string">
            <text:p>C</text:p>
          </table:table-cell>
          <table:table-cell office:value-type="float" office:value="1258">
            <text:p>1258</text:p>
          </table:table-cell>
          <table:table-cell office:value-type="float" office:value="1055">
            <text:p>1055</text:p>
          </table:table-cell>
          <table:table-cell office:value-type="float" office:value="1289">
            <text:p>1289</text:p>
          </table:table-cell>
          <table:table-cell office:value-type="float" office:value="1137">
            <text:p>1137</text:p>
          </table:table-cell>
          <table:table-cell office:value-type="float" office:value="1304">
            <text:p>1304</text:p>
          </table:table-cell>
          <table:table-cell office:value-type="float" office:value="1223">
            <text:p>1223</text:p>
          </table:table-cell>
          <table:table-cell office:value-type="string">
            <text:p>C</text:p>
          </table:table-cell>
          <table:table-cell office:value-type="float" office:value="1323">
            <text:p>1323</text:p>
          </table:table-cell>
          <table:table-cell office:value-type="float" office:value="1311">
            <text:p>1311</text:p>
          </table:table-cell>
          <table:table-cell office:value-type="float" office:value="1330">
            <text:p>1330</text:p>
          </table:table-cell>
          <table:table-cell office:value-type="float" office:value="1395">
            <text:p>1395</text:p>
          </table:table-cell>
          <table:table-cell office:value-type="float" office:value="1331">
            <text:p>1331</text:p>
          </table:table-cell>
          <table:table-cell office:value-type="float" office:value="1478">
            <text:p>1478</text:p>
          </table:table-cell>
          <table:table-cell office:value-type="string">
            <text:p>C</text:p>
          </table:table-cell>
          <table:table-cell office:value-type="float" office:value="1328">
            <text:p>1328</text:p>
          </table:table-cell>
          <table:table-cell office:value-type="float" office:value="1560">
            <text:p>1560</text:p>
          </table:table-cell>
          <table:table-cell office:value-type="float" office:value="1325">
            <text:p>1325</text:p>
          </table:table-cell>
          <table:table-cell office:value-type="float" office:value="1642">
            <text:p>1642</text:p>
          </table:table-cell>
          <table:table-cell office:value-type="float" office:value="1316">
            <text:p>1316</text:p>
          </table:table-cell>
          <table:table-cell office:value-type="float" office:value="1719">
            <text:p>1719</text:p>
          </table:table-cell>
          <table:table-cell office:value-type="string">
            <text:p>L</text:p>
          </table:table-cell>
          <table:table-cell office:value-type="float" office:value="1259">
            <text:p>1259</text:p>
          </table:table-cell>
          <table:table-cell office:value-type="float" office:value="2185">
            <text:p>2185</text:p>
          </table:table-cell>
          <table:table-cell office:value-type="string">
            <text:p>C</text:p>
          </table:table-cell>
          <table:table-cell office:value-type="float" office:value="1236">
            <text:p>1236</text:p>
          </table:table-cell>
          <table:table-cell office:value-type="float" office:value="2346">
            <text:p>2346</text:p>
          </table:table-cell>
          <table:table-cell office:value-type="float" office:value="1227">
            <text:p>1227</text:p>
          </table:table-cell>
          <table:table-cell office:value-type="float" office:value="2496">
            <text:p>2496</text:p>
          </table:table-cell>
          <table:table-cell office:value-type="float" office:value="1216">
            <text:p>1216</text:p>
          </table:table-cell>
          <table:table-cell office:value-type="float" office:value="2648">
            <text:p>2648</text:p>
          </table:table-cell>
          <table:table-cell office:value-type="string">
            <text:p>L</text:p>
          </table:table-cell>
          <table:table-cell office:value-type="float" office:value="1156">
            <text:p>1156</text:p>
          </table:table-cell>
          <table:table-cell office:value-type="float" office:value="3853">
            <text:p>3853</text:p>
          </table:table-cell>
          <table:table-cell office:value-type="string">
            <text:p>L</text:p>
          </table:table-cell>
          <table:table-cell office:value-type="float" office:value="1156">
            <text:p>1156</text:p>
          </table:table-cell>
          <table:table-cell office:value-type="float" office:value="3853">
            <text:p>3853</text:p>
          </table:table-cell>
        </table:table-row>
      </table:table>
      <table:table table:name="Sheet10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1_3" table:style-name="ta1" table:print="false">
        <table:table-column table:style-name="co7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number-columns-repeated="2" table:default-cell-style-name="Default"/>
        <table:table-column table:style-name="co10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column table:style-name="co9" table:default-cell-style-name="Default"/>
        <table:table-column table:style-name="co8" table:default-cell-style-name="Default"/>
        <table:table-row table:style-name="ro3">
          <table:table-cell office:value-type="string">
            <text:p>M</text:p>
          </table:table-cell>
          <table:table-cell office:value-type="float" office:value="946.1">
            <text:p>946.1</text:p>
          </table:table-cell>
          <table:table-cell office:value-type="float" office:value="471.1">
            <text:p>471.1</text:p>
          </table:table-cell>
          <table:table-cell office:value-type="string">
            <text:p>C</text:p>
          </table:table-cell>
          <table:table-cell office:value-type="float" office:value="946.1">
            <text:p>946.1</text:p>
          </table:table-cell>
          <table:table-cell office:value-type="float" office:value="471.1">
            <text:p>471.1</text:p>
          </table:table-cell>
          <table:table-cell office:value-type="float" office:value="1012">
            <text:p>1012</text:p>
          </table:table-cell>
          <table:table-cell office:value-type="float" office:value="648.9">
            <text:p>648.9</text:p>
          </table:table-cell>
          <table:table-cell office:value-type="float" office:value="1031">
            <text:p>1031</text:p>
          </table:table-cell>
          <table:table-cell office:value-type="float" office:value="740.4">
            <text:p>740.4</text:p>
          </table:table-cell>
          <table:table-cell office:value-type="string">
            <text:p>C</text:p>
          </table:table-cell>
          <table:table-cell office:value-type="float" office:value="1050">
            <text:p>1050</text:p>
          </table:table-cell>
          <table:table-cell office:value-type="float" office:value="829.3">
            <text:p>829.3</text:p>
          </table:table-cell>
          <table:table-cell office:value-type="float" office:value="1055">
            <text:p>1055</text:p>
          </table:table-cell>
          <table:table-cell office:value-type="float" office:value="918.1">
            <text:p>918.1</text:p>
          </table:table-cell>
          <table:table-cell office:value-type="float" office:value="1059">
            <text:p>1059</text:p>
          </table:table-cell>
          <table:table-cell office:value-type="float" office:value="1010">
            <text:p>1010</text:p>
          </table:table-cell>
          <table:table-cell office:value-type="string">
            <text:p>C</text:p>
          </table:table-cell>
          <table:table-cell office:value-type="float" office:value="1063">
            <text:p>1063</text:p>
          </table:table-cell>
          <table:table-cell office:value-type="float" office:value="1102">
            <text:p>1102</text:p>
          </table:table-cell>
          <table:table-cell office:value-type="float" office:value="1052">
            <text:p>1052</text:p>
          </table:table-cell>
          <table:table-cell office:value-type="float" office:value="1181">
            <text:p>1181</text:p>
          </table:table-cell>
          <table:table-cell office:value-type="float" office:value="1045">
            <text:p>1045</text:p>
          </table:table-cell>
          <table:table-cell office:value-type="float" office:value="1265">
            <text:p>1265</text:p>
          </table:table-cell>
          <table:table-cell office:value-type="string">
            <text:p>C</text:p>
          </table:table-cell>
          <table:table-cell office:value-type="float" office:value="1016">
            <text:p>1016</text:p>
          </table:table-cell>
          <table:table-cell office:value-type="float" office:value="1634">
            <text:p>1634</text:p>
          </table:table-cell>
          <table:table-cell office:value-type="float" office:value="959.1">
            <text:p>959.1</text:p>
          </table:table-cell>
          <table:table-cell office:value-type="float" office:value="2015">
            <text:p>2015</text:p>
          </table:table-cell>
          <table:table-cell office:value-type="float" office:value="931.9">
            <text:p>931.9</text:p>
          </table:table-cell>
          <table:table-cell office:value-type="float" office:value="2385">
            <text:p>2385</text:p>
          </table:table-cell>
          <table:table-cell office:value-type="string">
            <text:p>C</text:p>
          </table:table-cell>
          <table:table-cell office:value-type="float" office:value="900.7">
            <text:p>900.7</text:p>
          </table:table-cell>
          <table:table-cell office:value-type="float" office:value="2811">
            <text:p>2811</text:p>
          </table:table-cell>
          <table:table-cell office:value-type="float" office:value="875.2">
            <text:p>875.2</text:p>
          </table:table-cell>
          <table:table-cell office:value-type="float" office:value="3677">
            <text:p>3677</text:p>
          </table:table-cell>
          <table:table-cell office:value-type="float" office:value="875.2">
            <text:p>875.2</text:p>
          </table:table-cell>
          <table:table-cell office:value-type="float" office:value="3677">
            <text:p>3677</text:p>
          </table:table-cell>
        </table:table-row>
      </table:table>
      <table:table table:name="Sheet1_2" table:style-name="ta1" table:print="false">
        <table:table-column table:style-name="co7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3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2" table:default-cell-style-name="Default"/>
        <table:table-column table:style-name="co8" table:default-cell-style-name="Default"/>
        <table:table-row table:style-name="ro3">
          <table:table-cell table:number-columns-repeated="38"/>
        </table:table-row>
      </table:table>
      <table:table table:name="Sheet8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23">23/04/2011</text:date>, <text:time>23:59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Susan Spencer</meta:initial-creator>
    <meta:creation-date>2011-03-08T20:30:28.37</meta:creation-date>
    <dc:date>2011-04-23T23:59:12</dc:date>
    <dc:creator>susan </dc:creator>
    <meta:editing-duration>PT33H46M15S</meta:editing-duration>
    <meta:editing-cycles>16</meta:editing-cycles>
    <meta:generator>OpenOffice.org/3.2$Linux OpenOffice.org_project/320m19$Build-9505</meta:generator>
    <meta:document-statistic meta:table-count="11" meta:cell-count="408" meta:object-count="0"/>
  </office:meta>
</office:document-meta>
</file>